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2024-02-21 18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2023-01-31 18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2022-01-26 15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2021-04-22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2021-02-01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2020-01-09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2019-01-14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2018-01-23 18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2017-01-09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2016-01-04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2015-01-06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2014-01-1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2013-01-15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2012-01-19 15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2011-02-02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2010-01-25 17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2009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2008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2007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2006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2005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2004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2003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2002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200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2000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99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98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97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96-03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95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9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93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9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91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90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89-0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88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87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86-0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8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84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83-0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82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81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80-01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79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78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78-07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78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78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77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7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7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71-1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69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69-06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69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6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68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6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6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68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3215105440001</text:p>
          </table:table-cell>
          <table:table-cell office:value-type="string" calcext:value-type="string">
            <text:p>1967-10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56" meta:object-count="0"/>
    <meta:user-defined meta:name="AppVersion">3.0</meta:user-defined>
  </office:meta>
</office:document-meta>
</file>